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4.531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0.923cm"/>
    </style:style>
    <style:style style:name="co9" style:family="table-column">
      <style:table-column-properties fo:break-before="auto" style:column-width="0.787cm"/>
    </style:style>
    <style:style style:name="co10" style:family="table-column">
      <style:table-column-properties fo:break-before="auto" style:column-width="3.076cm"/>
    </style:style>
    <style:style style:name="co11" style:family="table-column">
      <style:table-column-properties fo:break-before="auto" style:column-width="4.001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935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69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1.588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1.737cm" fo:break-before="auto" style:use-optimal-row-height="true"/>
    </style:style>
    <style:style style:name="ro9" style:family="table-row">
      <style:table-row-properties style:row-height="0.947cm" fo:break-before="auto" style:use-optimal-row-height="true"/>
    </style:style>
    <style:style style:name="ro10" style:family="table-row">
      <style:table-row-properties style:row-height="2.131cm" fo:break-before="auto" style:use-optimal-row-height="true"/>
    </style:style>
    <style:style style:name="ro11" style:family="table-row">
      <style:table-row-properties style:row-height="4.106cm" fo:break-before="auto" style:use-optimal-row-height="true"/>
    </style:style>
    <style:style style:name="ta1" style:family="table" style:master-page-name="PageStyle_5f_Descripción">
      <style:table-properties table:display="true" style:writing-mode="lr-tb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Sprint">
      <style:table-properties table:display="true" style:writing-mode="lr-tb"/>
    </style:style>
    <style:style style:name="ta4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7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2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2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6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2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5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41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2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43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4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 style:protect="position size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2" table:default-cell-style-name="ce1"/>
        <table:table-column table:style-name="co1" table:number-columns-repeated="233" table:default-cell-style-name="ce7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7" table:number-rows-spanned="1">
            <text:p>Sprint Backlog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>
            <draw:custom-shape table:end-cell-address="Descripción.H8" table:end-x="2.23cm" table:end-y="0.026cm" draw:z-index="0" draw:name="1 CuadroTexto" draw:style-name="gr1" draw:text-style-name="P2" svg:width="17.886cm" svg:height="2.064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2.228cm" table:end-y="0.453cm" draw:z-index="1" draw:name="2 CuadroTexto" draw:style-name="gr1" draw:text-style-name="P2" svg:width="17.912cm" svg:height="10.136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on" table:style-name="ta2" table:print="false">
        <table:table-column table:style-name="co3" table:default-cell-style-name="ce8"/>
        <table:table-column table:style-name="co4" table:number-columns-repeated="4" table:default-cell-style-name="ce8"/>
        <table:table-column table:style-name="co3" table:number-columns-repeated="21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19"/>
        </table:table-row>
        <table:table-row table:style-name="ro3">
          <table:table-cell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float" office:value="11">
            <text:p>11</text:p>
          </table:table-cell>
          <table:table-cell table:style-name="ce19" office:value-type="date" office:date-value="2011-03-14">
            <text:p>14/mar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1019"/>
        </table:table-row>
        <table:table-row table:style-name="ro3">
          <table:table-cell/>
          <table:table-cell table:style-name="ce14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style-name="ce20"/>
          <table:covered-table-cell table:style-name="ce20"/>
          <table:table-cell table:number-columns-repeated="1019"/>
        </table:table-row>
        <table:table-row table:style-name="ro3">
          <table:table-cell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number-columns-repeated="1019"/>
        </table:table-row>
        <table:table-row table:style-name="ro3">
          <table:table-cell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 table:number-rows-repeated="4">
          <table:table-cell/>
          <table:table-cell table:style-name="ce17" table:number-columns-repeated="4"/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3" table:print="false">
        <office:forms form:automatic-focus="false" form:apply-design-mode="false"/>
        <table:table-column table:style-name="co3" table:default-cell-style-name="Default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ce8"/>
        <table:table-column table:style-name="co6" table:default-cell-style-name="ce8"/>
        <table:table-column table:style-name="co7" table:number-columns-repeated="3" table:default-cell-style-name="ce8"/>
        <table:table-column table:style-name="co8" table:number-columns-repeated="25" table:default-cell-style-name="ce8"/>
        <table:table-column table:style-name="co9" table:number-columns-repeated="5" table:default-cell-style-name="ce8"/>
        <table:table-column table:style-name="co3" table:number-columns-repeated="23" table:default-cell-style-name="ce8"/>
        <table:table-column table:style-name="co3" table:number-columns-repeated="962" table:default-cell-style-name="Default"/>
        <table:table-row table:style-name="ro3">
          <table:table-cell/>
          <table:table-cell table:style-name="ce22"/>
          <table:table-cell table:number-columns-repeated="1022"/>
        </table:table-row>
        <table:table-row table:style-name="ro4">
          <table:table-cell table:number-columns-repeated="10"/>
          <table:table-cell table:style-name="ce42"/>
          <table:table-cell table:style-name="ce43"/>
          <table:table-cell table:number-columns-repeated="1012"/>
        </table:table-row>
        <table:table-row table:style-name="ro3">
          <table:table-cell table:number-columns-repeated="2"/>
          <table:table-cell table:style-name="ce23" office:value-type="string">
            <text:p>Sprint</text:p>
          </table:table-cell>
          <table:table-cell table:style-name="ce23" office:value-type="string">
            <text:p>Fecha de Inicio</text:p>
          </table:table-cell>
          <table:table-cell table:style-name="ce23" office:value-type="string">
            <text:p>Duración (Días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3" table:formula="of:=+[Configuracion.B9]" office:value-type="float" office:value="11">
            <text:p>11</text:p>
          </table:table-cell>
          <table:table-cell table:style-name="ce19" table:formula="of:=+[Configuracion.C9]" office:value-type="date" office:date-value="2011-03-14">
            <text:p>14/mar</text:p>
          </table:table-cell>
          <table:table-cell table:style-name="ce13" table:formula="of:=+[Configuracion.D9]" office:value-type="float" office:value="4">
            <text:p>4</text:p>
          </table:table-cell>
          <table:table-cell table:number-columns-repeated="4"/>
          <table:table-cell table:style-name="ce34" table:formula="of:=IF([.J5]=&quot;&quot;;&quot;&quot;;CHOOSE(WEEKDAY([.J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K5]=&quot;&quot;;&quot;&quot;;CHOOSE(WEEKDAY([.K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L5]=&quot;&quot;;&quot;&quot;;CHOOSE(WEEKDAY([.L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M5]=&quot;&quot;;&quot;&quot;;CHOOSE(WEEKDAY([.M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N5]=&quot;&quot;;&quot;&quot;;CHOOSE(WEEKDAY([.N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O5]=&quot;&quot;;&quot;&quot;;CHOOSE(WEEKDAY([.O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P5]=&quot;&quot;;&quot;&quot;;CHOOSE(WEEKDAY([.P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Q5]=&quot;&quot;;&quot;&quot;;CHOOSE(WEEKDAY([.Q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R5]=&quot;&quot;;&quot;&quot;;CHOOSE(WEEKDAY([.R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S5]=&quot;&quot;;&quot;&quot;;CHOOSE(WEEKDAY([.S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T5]=&quot;&quot;;&quot;&quot;;CHOOSE(WEEKDAY([.T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U5]=&quot;&quot;;&quot;&quot;;CHOOSE(WEEKDAY([.U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V5]=&quot;&quot;;&quot;&quot;;CHOOSE(WEEKDAY([.V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W5]=&quot;&quot;;&quot;&quot;;CHOOSE(WEEKDAY([.W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X5]=&quot;&quot;;&quot;&quot;;CHOOSE(WEEKDAY([.X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Y5]=&quot;&quot;;&quot;&quot;;CHOOSE(WEEKDAY([.Y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Z5]=&quot;&quot;;&quot;&quot;;CHOOSE(WEEKDAY([.Z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AA5]=&quot;&quot;;&quot;&quot;;CHOOSE(WEEKDAY([.AA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AB5]=&quot;&quot;;&quot;&quot;;CHOOSE(WEEKDAY([.AB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AC5]=&quot;&quot;;&quot;&quot;;CHOOSE(WEEKDAY([.AC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AD5]=&quot;&quot;;&quot;&quot;;CHOOSE(WEEKDAY([.AD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AE5]=&quot;&quot;;&quot;&quot;;CHOOSE(WEEKDAY([.AE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AF5]=&quot;&quot;;&quot;&quot;;CHOOSE(WEEKDAY([.AF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AG5]=&quot;&quot;;&quot;&quot;;CHOOSE(WEEKDAY([.AG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AH5]=&quot;&quot;;&quot;&quot;;CHOOSE(WEEKDAY([.AH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AI5]=&quot;&quot;;&quot;&quot;;CHOOSE(WEEKDAY([.AI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AJ5]=&quot;&quot;;&quot;&quot;;CHOOSE(WEEKDAY([.AJ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AK5]=&quot;&quot;;&quot;&quot;;CHOOSE(WEEKDAY([.AK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AL5]=&quot;&quot;;&quot;&quot;;CHOOSE(WEEKDAY([.AL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AM5]=&quot;&quot;;&quot;&quot;;CHOOSE(WEEKDAY([.AM5];2);&quot;L&quot;;&quot;M&quot;;&quot;X&quot;;&quot;J&quot;;&quot;V&quot;;&quot;S&quot;;&quot;D&quot;))" office:value-type="string" office:string-value="L">
            <text:p>L</text:p>
          </table:table-cell>
          <table:table-cell table:number-columns-repeated="985"/>
        </table:table-row>
        <table:table-row table:style-name="ro6">
          <table:table-cell table:number-columns-repeated="9"/>
          <table:table-cell table:style-name="ce35" office:value-type="date" office:date-value="2011-03-13">
            <text:p>13/mar</text:p>
          </table:table-cell>
          <table:table-cell table:style-name="ce35" table:formula="of:=[.J5]+1" office:value-type="date" office:date-value="2011-03-14">
            <text:p>14/mar</text:p>
          </table:table-cell>
          <table:table-cell table:style-name="ce35" table:formula="of:=[.K5]+1" office:value-type="date" office:date-value="2011-03-15">
            <text:p>15/mar</text:p>
          </table:table-cell>
          <table:table-cell table:style-name="ce35" table:formula="of:=[.L5]+1" office:value-type="date" office:date-value="2011-03-16">
            <text:p>16/mar</text:p>
          </table:table-cell>
          <table:table-cell table:style-name="ce35" table:formula="of:=[.M5]+1" office:value-type="date" office:date-value="2011-03-17">
            <text:p>17/mar</text:p>
          </table:table-cell>
          <table:table-cell table:style-name="ce35" table:formula="of:=[.N5]+1" office:value-type="date" office:date-value="2011-03-18">
            <text:p>18/mar</text:p>
          </table:table-cell>
          <table:table-cell table:style-name="ce35" table:formula="of:=[.O5]+1" office:value-type="date" office:date-value="2011-03-19">
            <text:p>19/mar</text:p>
          </table:table-cell>
          <table:table-cell table:style-name="ce35" table:formula="of:=[.P5]+1" office:value-type="date" office:date-value="2011-03-20">
            <text:p>20/mar</text:p>
          </table:table-cell>
          <table:table-cell table:style-name="ce35" table:formula="of:=[.Q5]+1" office:value-type="date" office:date-value="2011-03-21">
            <text:p>21/mar</text:p>
          </table:table-cell>
          <table:table-cell table:style-name="ce35" table:formula="of:=[.R5]+1" office:value-type="date" office:date-value="2011-03-22">
            <text:p>22/mar</text:p>
          </table:table-cell>
          <table:table-cell table:style-name="ce35" table:formula="of:=[.S5]+1" office:value-type="date" office:date-value="2011-03-23">
            <text:p>23/mar</text:p>
          </table:table-cell>
          <table:table-cell table:style-name="ce35" table:formula="of:=[.T5]+1" office:value-type="date" office:date-value="2011-03-24">
            <text:p>24/mar</text:p>
          </table:table-cell>
          <table:table-cell table:style-name="ce35" table:formula="of:=[.U5]+1" office:value-type="date" office:date-value="2011-03-25">
            <text:p>25/mar</text:p>
          </table:table-cell>
          <table:table-cell table:style-name="ce35" table:formula="of:=[.V5]+1" office:value-type="date" office:date-value="2011-03-26">
            <text:p>26/mar</text:p>
          </table:table-cell>
          <table:table-cell table:style-name="ce35" table:formula="of:=[.W5]+1" office:value-type="date" office:date-value="2011-03-27">
            <text:p>27/mar</text:p>
          </table:table-cell>
          <table:table-cell table:style-name="ce35" table:formula="of:=[.X5]+1" office:value-type="date" office:date-value="2011-03-28">
            <text:p>28/mar</text:p>
          </table:table-cell>
          <table:table-cell table:style-name="ce35" table:formula="of:=[.Y5]+1" office:value-type="date" office:date-value="2011-03-29">
            <text:p>29/mar</text:p>
          </table:table-cell>
          <table:table-cell table:style-name="ce35" table:formula="of:=[.Z5]+1" office:value-type="date" office:date-value="2011-03-30">
            <text:p>30/mar</text:p>
          </table:table-cell>
          <table:table-cell table:style-name="ce35" table:formula="of:=[.AA5]+1" office:value-type="date" office:date-value="2011-03-31">
            <text:p>31/mar</text:p>
          </table:table-cell>
          <table:table-cell table:style-name="ce35" table:formula="of:=[.AB5]+1" office:value-type="date" office:date-value="2011-04-01">
            <text:p>01/abr</text:p>
          </table:table-cell>
          <table:table-cell table:style-name="ce35" table:formula="of:=[.AC5]+1" office:value-type="date" office:date-value="2011-04-02">
            <text:p>02/abr</text:p>
          </table:table-cell>
          <table:table-cell table:style-name="ce35" table:formula="of:=[.AD5]+1" office:value-type="date" office:date-value="2011-04-03">
            <text:p>03/abr</text:p>
          </table:table-cell>
          <table:table-cell table:style-name="ce35" table:formula="of:=[.AE5]+1" office:value-type="date" office:date-value="2011-04-04">
            <text:p>04/abr</text:p>
          </table:table-cell>
          <table:table-cell table:style-name="ce35" table:formula="of:=[.AF5]+1" office:value-type="date" office:date-value="2011-04-05">
            <text:p>05/abr</text:p>
          </table:table-cell>
          <table:table-cell table:style-name="ce35" table:formula="of:=[.AG5]+1" office:value-type="date" office:date-value="2011-04-06">
            <text:p>06/abr</text:p>
          </table:table-cell>
          <table:table-cell table:style-name="ce35" table:formula="of:=[.AH5]+1" office:value-type="date" office:date-value="2011-04-07">
            <text:p>07/abr</text:p>
          </table:table-cell>
          <table:table-cell table:style-name="ce35" table:formula="of:=[.AI5]+1" office:value-type="date" office:date-value="2011-04-08">
            <text:p>08/abr</text:p>
          </table:table-cell>
          <table:table-cell table:style-name="ce35" table:formula="of:=[.AJ5]+1" office:value-type="date" office:date-value="2011-04-09">
            <text:p>09/abr</text:p>
          </table:table-cell>
          <table:table-cell table:style-name="ce35" table:formula="of:=[.AK5]+1" office:value-type="date" office:date-value="2011-04-10">
            <text:p>10/abr</text:p>
          </table:table-cell>
          <table:table-cell table:style-name="ce35" table:formula="of:=[.AL5]+1" office:value-type="date" office:date-value="2011-04-11">
            <text:p>11/abr</text:p>
          </table:table-cell>
          <table:table-cell table:number-columns-repeated="985"/>
        </table:table-row>
        <table:table-row table:style-name="ro7">
          <table:table-cell table:number-columns-repeated="7"/>
          <table:table-cell table:style-name="ce29" office:value-type="string" table:number-columns-spanned="2" table:number-rows-spanned="1">
            <text:p>Tareas Pendientes</text:p>
          </table:table-cell>
          <table:covered-table-cell table:style-name="ce29"/>
          <table:table-cell table:style-name="ce36" table:formula="of:=COUNTIF([.J10:.J17];&quot;&gt;0&quot;)" office:value-type="float" office:value="8">
            <text:p>8</text:p>
          </table:table-cell>
          <table:table-cell table:style-name="ce36" table:formula="of:=COUNTIF([.K10:.K17];&quot;&gt;0&quot;)" office:value-type="float" office:value="7">
            <text:p>7</text:p>
          </table:table-cell>
          <table:table-cell table:style-name="ce36" table:formula="of:=COUNTIF([.L10:.L17];&quot;&gt;0&quot;)" office:value-type="float" office:value="7">
            <text:p>7</text:p>
          </table:table-cell>
          <table:table-cell table:style-name="ce36" table:formula="of:=COUNTIF([.M10:.M17];&quot;&gt;0&quot;)" office:value-type="float" office:value="0">
            <text:p>0</text:p>
          </table:table-cell>
          <table:table-cell table:style-name="ce36" table:formula="of:=COUNTIF([.N10:.N17];&quot;&gt;0&quot;)" office:value-type="float" office:value="0">
            <text:p>0</text:p>
          </table:table-cell>
          <table:table-cell table:style-name="ce36" table:formula="of:=COUNTIF([.O10:.O17];&quot;&gt;0&quot;)" office:value-type="float" office:value="0">
            <text:p>0</text:p>
          </table:table-cell>
          <table:table-cell table:style-name="ce36" table:formula="of:=COUNTIF([.P10:.P17];&quot;&gt;0&quot;)" office:value-type="float" office:value="0">
            <text:p>0</text:p>
          </table:table-cell>
          <table:table-cell table:style-name="ce36" table:formula="of:=COUNTIF([.Q10:.Q17];&quot;&gt;0&quot;)" office:value-type="float" office:value="0">
            <text:p>0</text:p>
          </table:table-cell>
          <table:table-cell table:style-name="ce36" table:formula="of:=COUNTIF([.R10:.R17];&quot;&gt;0&quot;)" office:value-type="float" office:value="0">
            <text:p>0</text:p>
          </table:table-cell>
          <table:table-cell table:style-name="ce36" table:formula="of:=COUNTIF([.S10:.S17];&quot;&gt;0&quot;)" office:value-type="float" office:value="0">
            <text:p>0</text:p>
          </table:table-cell>
          <table:table-cell table:style-name="ce36" table:formula="of:=COUNTIF([.T10:.T17];&quot;&gt;0&quot;)" office:value-type="float" office:value="0">
            <text:p>0</text:p>
          </table:table-cell>
          <table:table-cell table:style-name="ce36" table:formula="of:=COUNTIF([.U10:.U17];&quot;&gt;0&quot;)" office:value-type="float" office:value="0">
            <text:p>0</text:p>
          </table:table-cell>
          <table:table-cell table:style-name="ce36" table:formula="of:=COUNTIF([.V10:.V17];&quot;&gt;0&quot;)" office:value-type="float" office:value="0">
            <text:p>0</text:p>
          </table:table-cell>
          <table:table-cell table:style-name="ce36" table:formula="of:=COUNTIF([.W10:.W17];&quot;&gt;0&quot;)" office:value-type="float" office:value="0">
            <text:p>0</text:p>
          </table:table-cell>
          <table:table-cell table:style-name="ce36" table:formula="of:=COUNTIF([.X10:.X17];&quot;&gt;0&quot;)" office:value-type="float" office:value="0">
            <text:p>0</text:p>
          </table:table-cell>
          <table:table-cell table:style-name="ce36" table:formula="of:=COUNTIF([.Y10:.Y17];&quot;&gt;0&quot;)" office:value-type="float" office:value="0">
            <text:p>0</text:p>
          </table:table-cell>
          <table:table-cell table:style-name="ce36" table:formula="of:=COUNTIF([.Z10:.Z17];&quot;&gt;0&quot;)" office:value-type="float" office:value="0">
            <text:p>0</text:p>
          </table:table-cell>
          <table:table-cell table:style-name="ce36" table:formula="of:=COUNTIF([.AA10:.AA17];&quot;&gt;0&quot;)" office:value-type="float" office:value="0">
            <text:p>0</text:p>
          </table:table-cell>
          <table:table-cell table:style-name="ce36" table:formula="of:=COUNTIF([.AB10:.AB17];&quot;&gt;0&quot;)" office:value-type="float" office:value="0">
            <text:p>0</text:p>
          </table:table-cell>
          <table:table-cell table:style-name="ce36" table:formula="of:=COUNTIF([.AC10:.AC17];&quot;&gt;0&quot;)" office:value-type="float" office:value="0">
            <text:p>0</text:p>
          </table:table-cell>
          <table:table-cell table:style-name="ce36" table:formula="of:=COUNTIF([.AD10:.AD17];&quot;&gt;0&quot;)" office:value-type="float" office:value="0">
            <text:p>0</text:p>
          </table:table-cell>
          <table:table-cell table:style-name="ce36" table:formula="of:=COUNTIF([.AE10:.AE17];&quot;&gt;0&quot;)" office:value-type="float" office:value="0">
            <text:p>0</text:p>
          </table:table-cell>
          <table:table-cell table:style-name="ce36" table:formula="of:=COUNTIF([.AF10:.AF17];&quot;&gt;0&quot;)" office:value-type="float" office:value="0">
            <text:p>0</text:p>
          </table:table-cell>
          <table:table-cell table:style-name="ce36" table:formula="of:=COUNTIF([.AG10:.AG17];&quot;&gt;0&quot;)" office:value-type="float" office:value="0">
            <text:p>0</text:p>
          </table:table-cell>
          <table:table-cell table:style-name="ce36" table:formula="of:=COUNTIF([.AH10:.AH17];&quot;&gt;0&quot;)" office:value-type="float" office:value="0">
            <text:p>0</text:p>
          </table:table-cell>
          <table:table-cell table:style-name="ce36" table:formula="of:=COUNTIF([.AI10:.AI17];&quot;&gt;0&quot;)" office:value-type="float" office:value="0">
            <text:p>0</text:p>
          </table:table-cell>
          <table:table-cell table:style-name="ce36" table:formula="of:=COUNTIF([.AJ10:.AJ17];&quot;&gt;0&quot;)" office:value-type="float" office:value="1">
            <text:p>1</text:p>
          </table:table-cell>
          <table:table-cell table:style-name="ce36" table:formula="of:=COUNTIF([.AK10:.AK17];&quot;&gt;0&quot;)" office:value-type="float" office:value="1">
            <text:p>1</text:p>
          </table:table-cell>
          <table:table-cell table:style-name="ce36" table:formula="of:=COUNTIF([.AL10:.AL17];&quot;&gt;0&quot;)" office:value-type="float" office:value="0">
            <text:p>0</text:p>
          </table:table-cell>
          <table:table-cell table:style-name="ce36" table:formula="of:=COUNTIF([.AM10:.AM17];&quot;&gt;0&quot;)" office:value-type="float" office:value="0">
            <text:p>0</text:p>
          </table:table-cell>
          <table:table-cell table:number-columns-repeated="985"/>
        </table:table-row>
        <table:table-row table:style-name="ro7">
          <table:table-cell table:number-columns-repeated="7"/>
          <table:table-cell table:style-name="ce30" office:value-type="string" table:number-columns-spanned="2" table:number-rows-spanned="1">
            <text:p>Horas de Trabajo Pendientes</text:p>
          </table:table-cell>
          <table:covered-table-cell table:style-name="ce30"/>
          <table:table-cell table:style-name="ce37" table:formula="of:=SUM([.J10:.J17])" office:value-type="float" office:value="11.5">
            <text:p>11.5</text:p>
          </table:table-cell>
          <table:table-cell table:style-name="ce37" table:formula="of:=SUM([.K10:.K17])" office:value-type="float" office:value="10">
            <text:p>10</text:p>
          </table:table-cell>
          <table:table-cell table:style-name="ce37" table:formula="of:=SUM([.L10:.L17])" office:value-type="float" office:value="10">
            <text:p>10</text:p>
          </table:table-cell>
          <table:table-cell table:style-name="ce37" table:formula="of:=SUM([.M10:.M17])" office:value-type="float" office:value="0">
            <text:p>0</text:p>
          </table:table-cell>
          <table:table-cell table:style-name="ce37" table:formula="of:=SUM([.N10:.N17])" office:value-type="float" office:value="0">
            <text:p>0</text:p>
          </table:table-cell>
          <table:table-cell table:style-name="ce37" table:formula="of:=SUM([.O10:.O17])" office:value-type="float" office:value="0">
            <text:p>0</text:p>
          </table:table-cell>
          <table:table-cell table:style-name="ce37" table:formula="of:=SUM([.P10:.P17])" office:value-type="float" office:value="0">
            <text:p>0</text:p>
          </table:table-cell>
          <table:table-cell table:style-name="ce37" table:formula="of:=SUM([.Q10:.Q17])" office:value-type="float" office:value="0">
            <text:p>0</text:p>
          </table:table-cell>
          <table:table-cell table:style-name="ce37" table:formula="of:=SUM([.R10:.R17])" office:value-type="float" office:value="0">
            <text:p>0</text:p>
          </table:table-cell>
          <table:table-cell table:style-name="ce37" table:formula="of:=SUM([.S10:.S17])" office:value-type="float" office:value="0">
            <text:p>0</text:p>
          </table:table-cell>
          <table:table-cell table:style-name="ce37" table:formula="of:=SUM([.T10:.T17])" office:value-type="float" office:value="0">
            <text:p>0</text:p>
          </table:table-cell>
          <table:table-cell table:style-name="ce37" table:formula="of:=SUM([.U10:.U17])" office:value-type="float" office:value="0">
            <text:p>0</text:p>
          </table:table-cell>
          <table:table-cell table:style-name="ce37" table:formula="of:=SUM([.V10:.V17])" office:value-type="float" office:value="0">
            <text:p>0</text:p>
          </table:table-cell>
          <table:table-cell table:style-name="ce37" table:formula="of:=SUM([.W10:.W17])" office:value-type="float" office:value="0">
            <text:p>0</text:p>
          </table:table-cell>
          <table:table-cell table:style-name="ce37" table:formula="of:=SUM([.X10:.X17])" office:value-type="float" office:value="0">
            <text:p>0</text:p>
          </table:table-cell>
          <table:table-cell table:style-name="ce37" table:formula="of:=SUM([.Y10:.Y17])" office:value-type="float" office:value="0">
            <text:p>0</text:p>
          </table:table-cell>
          <table:table-cell table:style-name="ce37" table:formula="of:=SUM([.Z10:.Z17])" office:value-type="float" office:value="0">
            <text:p>0</text:p>
          </table:table-cell>
          <table:table-cell table:style-name="ce37" table:formula="of:=SUM([.AA10:.AA17])" office:value-type="float" office:value="0">
            <text:p>0</text:p>
          </table:table-cell>
          <table:table-cell table:style-name="ce37" table:formula="of:=SUM([.AB10:.AB17])" office:value-type="float" office:value="0">
            <text:p>0</text:p>
          </table:table-cell>
          <table:table-cell table:style-name="ce37" table:formula="of:=SUM([.AC10:.AC17])" office:value-type="float" office:value="0">
            <text:p>0</text:p>
          </table:table-cell>
          <table:table-cell table:style-name="ce37" table:formula="of:=SUM([.AD10:.AD17])" office:value-type="float" office:value="0">
            <text:p>0</text:p>
          </table:table-cell>
          <table:table-cell table:style-name="ce37" table:formula="of:=SUM([.AE10:.AE17])" office:value-type="float" office:value="0">
            <text:p>0</text:p>
          </table:table-cell>
          <table:table-cell table:style-name="ce37" table:formula="of:=SUM([.AF10:.AF17])" office:value-type="float" office:value="0">
            <text:p>0</text:p>
          </table:table-cell>
          <table:table-cell table:style-name="ce37" table:formula="of:=SUM([.AG10:.AG17])" office:value-type="float" office:value="0">
            <text:p>0</text:p>
          </table:table-cell>
          <table:table-cell table:style-name="ce37" table:formula="of:=SUM([.AH10:.AH17])" office:value-type="float" office:value="0">
            <text:p>0</text:p>
          </table:table-cell>
          <table:table-cell table:style-name="ce37" table:formula="of:=SUM([.AI10:.AI17])" office:value-type="float" office:value="0">
            <text:p>0</text:p>
          </table:table-cell>
          <table:table-cell table:style-name="ce37" table:formula="of:=SUM([.AJ10:.AJ17])" office:value-type="float" office:value="2">
            <text:p>2</text:p>
          </table:table-cell>
          <table:table-cell table:style-name="ce37" table:formula="of:=SUM([.AK10:.AK17])" office:value-type="float" office:value="1.5">
            <text:p>1.5</text:p>
          </table:table-cell>
          <table:table-cell table:style-name="ce37" table:formula="of:=SUM([.AL10:.AL17])" office:value-type="float" office:value="0">
            <text:p>0</text:p>
          </table:table-cell>
          <table:table-cell table:style-name="ce37" table:formula="of:=SUM([.AM10:.AM17])" office:value-type="float" office:value="0">
            <text:p>0</text:p>
          </table:table-cell>
          <table:table-cell table:number-columns-repeated="985"/>
        </table:table-row>
        <table:table-row table:style-name="ro7">
          <table:table-cell/>
          <table:table-cell table:style-name="ce23" office:value-type="string" table:number-columns-spanned="8" table:number-rows-spanned="1">
            <text:p>Sprint Backlog 1</text:p>
          </table:table-cell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table-cell table:style-name="ce38" office:value-type="string" table:number-columns-spanned="30" table:number-rows-spanned="2">
            <text:p>Esfuerzo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/>
          <table:table-cell table:number-columns-repeated="985"/>
        </table:table-row>
        <table:table-row table:style-name="ro3">
          <table:table-cell/>
          <table:table-cell table:style-name="ce23" office:value-type="string">
            <text:p>ID</text:p>
          </table:table-cell>
          <table:table-cell table:style-name="ce23" office:value-type="string" table:number-columns-spanned="2" table:number-rows-spanned="1">
            <text:p>Tarea Product Backlog</text:p>
          </table:table-cell>
          <table:covered-table-cell table:style-name="ce26"/>
          <table:table-cell table:style-name="ce23" office:value-type="string" table:number-columns-spanned="2" table:number-rows-spanned="1">
            <text:p>Tarea</text:p>
          </table:table-cell>
          <table:covered-table-cell table:style-name="ce26"/>
          <table:table-cell table:style-name="ce23" office:value-type="string">
            <text:p>Tipo</text:p>
          </table:table-cell>
          <table:table-cell table:style-name="ce23" office:value-type="string">
            <text:p>Estado</text:p>
          </table:table-cell>
          <table:table-cell table:style-name="ce23" office:value-type="string">
            <text:p>Responsable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/>
          <table:table-cell table:number-columns-repeated="985"/>
        </table:table-row>
        <table:table-row table:style-name="ro8">
          <table:table-cell/>
          <table:table-cell table:style-name="ce24"/>
          <table:table-cell table:style-name="ce25" office:value-type="string" table:number-columns-spanned="2" table:number-rows-spanned="1">
            <text:p>Estudiante – Cambio de carrera</text:p>
          </table:table-cell>
          <table:covered-table-cell table:style-name="ce27"/>
          <table:table-cell table:style-name="ce28" office:value-type="string" table:number-columns-spanned="2" table:number-rows-spanned="1">
            <text:p>Vista para cambiar la asignación del estudiante con la carrera. <text:s/>Modificar historial de asignación del estudiante.</text:p>
          </table:table-cell>
          <table:covered-table-cell table:style-name="ce27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Reporte de estudiantes asignados por carrera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10">
          <table:table-cell/>
          <table:table-cell table:style-name="ce24"/>
          <table:table-cell table:style-name="ce25" office:value-type="string" table:number-columns-spanned="2" table:number-rows-spanned="1">
            <text:p>Estudiante – Carrera Simultanea</text:p>
          </table:table-cell>
          <table:covered-table-cell table:style-name="Default"/>
          <table:table-cell table:style-name="ce28" office:value-type="string" table:number-columns-spanned="2" table:number-rows-spanned="1">
            <text:p>Crear vista para agregar a un estudiante con otra carrea, solo puede asignar a un estudiante en 2 carreras como máximo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Reporte de estudiantes con carreras simultáneas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11">
          <table:table-cell/>
          <table:table-cell table:style-name="ce24"/>
          <table:table-cell table:style-name="ce25" office:value-type="string" table:number-columns-spanned="2" table:number-rows-spanned="1">
            <text:p>Estudiante – Pensum</text:p>
          </table:table-cell>
          <table:covered-table-cell table:style-name="Default"/>
          <table:table-cell table:style-name="ce28" office:value-type="string" table:number-columns-spanned="2" table:number-rows-spanned="1">
            <text:p>Modificación de la relaciones entre pensum y estudiante. <text:s/>Verificación del ETL. <text:s/>Agregar tabla asociativa entre asignacion_estudiante_carrera y pensum. Modificación de la capa de dominio. Obligar que solo exista un pensum valido por la asignación entre el estudiante y la carrera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En Curso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Diagrama de secuencia para la asignación de pensum.</text:p>
          </table:table-cell>
          <table:covered-table-cell table:style-name="Default"/>
          <table:table-cell table:style-name="ce24" table:content-validation-name="val1"/>
          <table:table-cell table:style-name="ce31" table:content-validation-name="val2" office:value-type="string">
            <text:p>Terminada</text:p>
          </table:table-cell>
          <table:table-cell table:style-name="ce24" table:content-validation-name="val3"/>
          <table:table-cell table:style-name="ce40" office:value-type="float" office:value="0.5">
            <text:p>0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Agregar vista para asignar estudiantes a un pensum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Reporte de estudiantes asignados por pensums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6">
          <table:table-cell table:number-columns-repeated="9"/>
          <table:table-cell table:style-name="ce41" table:formula="of:=[.J5]" office:value-type="date" office:date-value="2011-03-13">
            <text:p>13/mar</text:p>
          </table:table-cell>
          <table:table-cell table:style-name="ce41" table:formula="of:=[.K5]" office:value-type="date" office:date-value="2011-03-14">
            <text:p>14/mar</text:p>
          </table:table-cell>
          <table:table-cell table:style-name="ce41" table:formula="of:=[.L5]" office:value-type="date" office:date-value="2011-03-15">
            <text:p>15/mar</text:p>
          </table:table-cell>
          <table:table-cell table:style-name="ce41" table:formula="of:=[.M5]" office:value-type="date" office:date-value="2011-03-16">
            <text:p>16/mar</text:p>
          </table:table-cell>
          <table:table-cell table:style-name="ce41" table:formula="of:=[.N5]" office:value-type="date" office:date-value="2011-03-17">
            <text:p>17/mar</text:p>
          </table:table-cell>
          <table:table-cell table:style-name="ce41" table:formula="of:=[.O5]" office:value-type="date" office:date-value="2011-03-18">
            <text:p>18/mar</text:p>
          </table:table-cell>
          <table:table-cell table:style-name="ce41" table:formula="of:=[.P5]" office:value-type="date" office:date-value="2011-03-19">
            <text:p>19/mar</text:p>
          </table:table-cell>
          <table:table-cell table:style-name="ce41" table:formula="of:=[.Q5]" office:value-type="date" office:date-value="2011-03-20">
            <text:p>20/mar</text:p>
          </table:table-cell>
          <table:table-cell table:style-name="ce41" table:formula="of:=[.R5]" office:value-type="date" office:date-value="2011-03-21">
            <text:p>21/mar</text:p>
          </table:table-cell>
          <table:table-cell table:style-name="ce41" table:formula="of:=[.S5]" office:value-type="date" office:date-value="2011-03-22">
            <text:p>22/mar</text:p>
          </table:table-cell>
          <table:table-cell table:style-name="ce41" table:formula="of:=[.T5]" office:value-type="date" office:date-value="2011-03-23">
            <text:p>23/mar</text:p>
          </table:table-cell>
          <table:table-cell table:style-name="ce41" table:formula="of:=[.U5]" office:value-type="date" office:date-value="2011-03-24">
            <text:p>24/mar</text:p>
          </table:table-cell>
          <table:table-cell table:style-name="ce41" table:formula="of:=[.V5]" office:value-type="date" office:date-value="2011-03-25">
            <text:p>25/mar</text:p>
          </table:table-cell>
          <table:table-cell table:style-name="ce41" table:formula="of:=[.W5]" office:value-type="date" office:date-value="2011-03-26">
            <text:p>26/mar</text:p>
          </table:table-cell>
          <table:table-cell table:style-name="ce41" table:formula="of:=[.X5]" office:value-type="date" office:date-value="2011-03-27">
            <text:p>27/mar</text:p>
          </table:table-cell>
          <table:table-cell table:style-name="ce41" table:formula="of:=[.Y5]" office:value-type="date" office:date-value="2011-03-28">
            <text:p>28/mar</text:p>
          </table:table-cell>
          <table:table-cell table:style-name="ce41" table:formula="of:=[.Z5]" office:value-type="date" office:date-value="2011-03-29">
            <text:p>29/mar</text:p>
          </table:table-cell>
          <table:table-cell table:style-name="ce41" table:formula="of:=[.AA5]" office:value-type="date" office:date-value="2011-03-30">
            <text:p>30/mar</text:p>
          </table:table-cell>
          <table:table-cell table:style-name="ce41" table:formula="of:=[.AB5]" office:value-type="date" office:date-value="2011-03-31">
            <text:p>31/mar</text:p>
          </table:table-cell>
          <table:table-cell table:style-name="ce41" table:formula="of:=[.AC5]" office:value-type="date" office:date-value="2011-04-01">
            <text:p>01/abr</text:p>
          </table:table-cell>
          <table:table-cell table:style-name="ce41" table:formula="of:=[.AD5]" office:value-type="date" office:date-value="2011-04-02">
            <text:p>02/abr</text:p>
          </table:table-cell>
          <table:table-cell table:style-name="ce41" table:formula="of:=[.AE5]" office:value-type="date" office:date-value="2011-04-03">
            <text:p>03/abr</text:p>
          </table:table-cell>
          <table:table-cell table:style-name="ce41" table:formula="of:=[.AF5]" office:value-type="date" office:date-value="2011-04-04">
            <text:p>04/abr</text:p>
          </table:table-cell>
          <table:table-cell table:style-name="ce41" table:formula="of:=[.AG5]" office:value-type="date" office:date-value="2011-04-05">
            <text:p>05/abr</text:p>
          </table:table-cell>
          <table:table-cell table:style-name="ce41" table:formula="of:=[.AH5]" office:value-type="date" office:date-value="2011-04-06">
            <text:p>06/abr</text:p>
          </table:table-cell>
          <table:table-cell table:style-name="ce41" table:formula="of:=[.AI5]" office:value-type="date" office:date-value="2011-04-07">
            <text:p>07/abr</text:p>
          </table:table-cell>
          <table:table-cell table:style-name="ce41" table:formula="of:=[.AJ5]" office:value-type="date" office:date-value="2011-04-08">
            <text:p>08/abr</text:p>
          </table:table-cell>
          <table:table-cell table:style-name="ce41" table:formula="of:=[.AK5]" office:value-type="date" office:date-value="2011-04-09">
            <text:p>09/abr</text:p>
          </table:table-cell>
          <table:table-cell table:style-name="ce41" table:formula="of:=[.AL5]" office:value-type="date" office:date-value="2011-04-10">
            <text:p>10/abr</text:p>
          </table:table-cell>
          <table:table-cell table:style-name="ce41" table:formula="of:=[.AM5]" office:value-type="date" office:date-value="2011-04-11">
            <text:p>11/abr</text:p>
          </table:table-cell>
          <table:table-cell table:number-columns-repeated="985"/>
        </table:table-row>
        <table:table-row table:style-name="ro5">
          <table:table-cell table:number-columns-repeated="8"/>
          <table:table-cell table:style-name="ce32" table:content-validation-name="val4" office:value-type="string">
            <text:p>Mario Batres</text:p>
          </table:table-cell>
          <table:table-cell table:style-name="ce32" table:formula="of:=SUMIF([.I10:.I17];[.I19];[.J10:.J17])" office:value-type="float" office:value="11">
            <text:p>11</text:p>
          </table:table-cell>
          <table:table-cell table:style-name="ce32" table:formula="of:=SUMIF([.I10:.I17];[.I19];[.K10:.K17])" office:value-type="float" office:value="10">
            <text:p>10</text:p>
          </table:table-cell>
          <table:table-cell table:style-name="ce32" table:formula="of:=SUMIF([.I10:.I17];[.I19];[.L10:.L17])" office:value-type="float" office:value="10">
            <text:p>10</text:p>
          </table:table-cell>
          <table:table-cell table:style-name="ce32" table:formula="of:=SUMIF([.I10:.I17];[.I19];[.M10:.M17])" office:value-type="float" office:value="0">
            <text:p>0</text:p>
          </table:table-cell>
          <table:table-cell table:style-name="ce32" table:formula="of:=SUMIF([.I10:.I17];[.I19];[.N10:.N17])" office:value-type="float" office:value="0">
            <text:p>0</text:p>
          </table:table-cell>
          <table:table-cell table:style-name="ce32" table:formula="of:=SUMIF([.I10:.I17];[.I19];[.O10:.O17])" office:value-type="float" office:value="0">
            <text:p>0</text:p>
          </table:table-cell>
          <table:table-cell table:style-name="ce32" table:formula="of:=SUMIF([.I10:.I17];[.I19];[.P10:.P17])" office:value-type="float" office:value="0">
            <text:p>0</text:p>
          </table:table-cell>
          <table:table-cell table:style-name="ce32" table:formula="of:=SUMIF([.I10:.I17];[.I19];[.Q10:.Q17])" office:value-type="float" office:value="0">
            <text:p>0</text:p>
          </table:table-cell>
          <table:table-cell table:style-name="ce32" table:formula="of:=SUMIF([.I10:.I17];[.I19];[.R10:.R17])" office:value-type="float" office:value="0">
            <text:p>0</text:p>
          </table:table-cell>
          <table:table-cell table:style-name="ce32" table:formula="of:=SUMIF([.I10:.I17];[.I19];[.S10:.S17])" office:value-type="float" office:value="0">
            <text:p>0</text:p>
          </table:table-cell>
          <table:table-cell table:style-name="ce32" table:formula="of:=SUMIF([.I10:.I17];[.I19];[.T10:.T17])" office:value-type="float" office:value="0">
            <text:p>0</text:p>
          </table:table-cell>
          <table:table-cell table:style-name="ce32" table:formula="of:=SUMIF([.I10:.I17];[.I19];[.U10:.U17])" office:value-type="float" office:value="0">
            <text:p>0</text:p>
          </table:table-cell>
          <table:table-cell table:style-name="ce32" table:formula="of:=SUMIF([.I10:.I17];[.I19];[.V10:.V17])" office:value-type="float" office:value="0">
            <text:p>0</text:p>
          </table:table-cell>
          <table:table-cell table:style-name="ce32" table:formula="of:=SUMIF([.I10:.I17];[.I19];[.W10:.W17])" office:value-type="float" office:value="0">
            <text:p>0</text:p>
          </table:table-cell>
          <table:table-cell table:style-name="ce32" table:formula="of:=SUMIF([.I10:.I17];[.I19];[.X10:.X17])" office:value-type="float" office:value="0">
            <text:p>0</text:p>
          </table:table-cell>
          <table:table-cell table:style-name="ce32" table:formula="of:=SUMIF([.I10:.I17];[.I19];[.Y10:.Y17])" office:value-type="float" office:value="0">
            <text:p>0</text:p>
          </table:table-cell>
          <table:table-cell table:style-name="ce32" table:formula="of:=SUMIF([.I10:.I17];[.I19];[.Z10:.Z17])" office:value-type="float" office:value="0">
            <text:p>0</text:p>
          </table:table-cell>
          <table:table-cell table:style-name="ce32" table:formula="of:=SUMIF([.I10:.I17];[.I19];[.AA10:.AA17])" office:value-type="float" office:value="0">
            <text:p>0</text:p>
          </table:table-cell>
          <table:table-cell table:style-name="ce32" table:formula="of:=SUMIF([.I10:.I17];[.I19];[.AB10:.AB17])" office:value-type="float" office:value="0">
            <text:p>0</text:p>
          </table:table-cell>
          <table:table-cell table:style-name="ce32" table:formula="of:=SUMIF([.I10:.I17];[.I19];[.AC10:.AC17])" office:value-type="float" office:value="0">
            <text:p>0</text:p>
          </table:table-cell>
          <table:table-cell table:style-name="ce32" table:formula="of:=SUMIF([.I10:.I17];[.I19];[.AD10:.AD17])" office:value-type="float" office:value="0">
            <text:p>0</text:p>
          </table:table-cell>
          <table:table-cell table:style-name="ce32" table:formula="of:=SUMIF([.L10:.L17];[.L19];[.AE10:.AE17])" office:value-type="float" office:value="0">
            <text:p>0</text:p>
          </table:table-cell>
          <table:table-cell table:style-name="ce32" table:formula="of:=SUMIF([.I10:.I10];[.I19];[.AF10:.AF10])" office:value-type="float" office:value="0">
            <text:p>0</text:p>
          </table:table-cell>
          <table:table-cell table:style-name="ce32" table:formula="of:=SUMIF([.I10:.I10];[.I19];[.AG10:.AG10])" office:value-type="float" office:value="0">
            <text:p>0</text:p>
          </table:table-cell>
          <table:table-cell table:style-name="ce32" table:formula="of:=SUMIF([.I10:.I10];[.I19];[.AH10:.AH10])" office:value-type="float" office:value="0">
            <text:p>0</text:p>
          </table:table-cell>
          <table:table-cell table:style-name="ce32" table:formula="of:=SUMIF([.J10:.J10];[.J19];[.AI10:.AI10])" office:value-type="float" office:value="0">
            <text:p>0</text:p>
          </table:table-cell>
          <table:table-cell table:style-name="ce32" table:formula="of:=SUMIF([.K10:.K10];[.K19];[.AJ10:.AJ10])" office:value-type="float" office:value="0">
            <text:p>0</text:p>
          </table:table-cell>
          <table:table-cell table:style-name="ce32" table:formula="of:=SUMIF([.L10:.L10];[.L19];[.AK10:.AK10])" office:value-type="float" office:value="0">
            <text:p>0</text:p>
          </table:table-cell>
          <table:table-cell table:style-name="ce32" table:formula="of:=SUMIF([.M10:.M10];[.M19];[.AL10:.AL10])" office:value-type="float" office:value="0">
            <text:p>0</text:p>
          </table:table-cell>
          <table:table-cell table:style-name="ce32" table:formula="of:=SUMIF([.N10:.N10];[.N19];[.AM10:.AM10])" office:value-type="float" office:value="0">
            <text:p>0</text:p>
          </table:table-cell>
          <table:table-cell table:number-columns-repeated="985"/>
        </table:table-row>
        <table:table-row table:style-name="ro5">
          <table:table-cell table:number-columns-repeated="8"/>
          <table:table-cell table:style-name="ce32" table:content-validation-name="val5"/>
          <table:table-cell table:style-name="ce32" table:formula="of:=SUMIF([.I10:.I10];[.I20];[.J10:.J10])" office:value-type="float" office:value="0">
            <text:p>0</text:p>
          </table:table-cell>
          <table:table-cell table:style-name="ce32" table:formula="of:=SUMIF([.I10:.I10];[.I20];[.K10:.K10])" office:value-type="float" office:value="0">
            <text:p>0</text:p>
          </table:table-cell>
          <table:table-cell table:style-name="ce32" table:formula="of:=SUMIF([.I10:.I10];[.I20];[.L10:.L10])" office:value-type="float" office:value="0">
            <text:p>0</text:p>
          </table:table-cell>
          <table:table-cell table:style-name="ce32" table:formula="of:=SUMIF([.I10:.I10];[.I20];[.M10:.M10])" office:value-type="float" office:value="0">
            <text:p>0</text:p>
          </table:table-cell>
          <table:table-cell table:style-name="ce32" table:formula="of:=SUMIF([.I10:.I10];[.I20];[.N10:.N10])" office:value-type="float" office:value="0">
            <text:p>0</text:p>
          </table:table-cell>
          <table:table-cell table:style-name="ce32" table:formula="of:=SUMIF([.I10:.I10];[.I20];[.O10:.O10])" office:value-type="float" office:value="0">
            <text:p>0</text:p>
          </table:table-cell>
          <table:table-cell table:style-name="ce32" table:formula="of:=SUMIF([.I10:.I10];[.I20];[.P10:.P10])" office:value-type="float" office:value="0">
            <text:p>0</text:p>
          </table:table-cell>
          <table:table-cell table:style-name="ce32" table:formula="of:=SUMIF([.I10:.I10];[.I20];[.Q10:.Q10])" office:value-type="float" office:value="0">
            <text:p>0</text:p>
          </table:table-cell>
          <table:table-cell table:style-name="ce32" table:formula="of:=SUMIF([.I10:.I10];[.I20];[.R10:.R10])" office:value-type="float" office:value="0">
            <text:p>0</text:p>
          </table:table-cell>
          <table:table-cell table:style-name="ce32" table:formula="of:=SUMIF([.I10:.I10];[.I20];[.S10:.S10])" office:value-type="float" office:value="0">
            <text:p>0</text:p>
          </table:table-cell>
          <table:table-cell table:style-name="ce32" table:formula="of:=SUMIF([.I10:.I10];[.I20];[.T10:.T10])" office:value-type="float" office:value="0">
            <text:p>0</text:p>
          </table:table-cell>
          <table:table-cell table:style-name="ce32" table:formula="of:=SUMIF([.I10:.I10];[.I20];[.U10:.U10])" office:value-type="float" office:value="0">
            <text:p>0</text:p>
          </table:table-cell>
          <table:table-cell table:style-name="ce32" table:formula="of:=SUMIF([.I10:.I10];[.I20];[.V10:.V10])" office:value-type="float" office:value="0">
            <text:p>0</text:p>
          </table:table-cell>
          <table:table-cell table:style-name="ce32" table:formula="of:=SUMIF([.I10:.I10];[.I20];[.W10:.W10])" office:value-type="float" office:value="0">
            <text:p>0</text:p>
          </table:table-cell>
          <table:table-cell table:style-name="ce32" table:formula="of:=SUMIF([.I10:.I10];[.I20];[.X10:.X10])" office:value-type="float" office:value="0">
            <text:p>0</text:p>
          </table:table-cell>
          <table:table-cell table:style-name="ce32" table:formula="of:=SUMIF([.I10:.I10];[.I20];[.Y10:.Y10])" office:value-type="float" office:value="0">
            <text:p>0</text:p>
          </table:table-cell>
          <table:table-cell table:style-name="ce32" table:formula="of:=SUMIF([.I10:.I10];[.I20];[.Z10:.Z10])" office:value-type="float" office:value="0">
            <text:p>0</text:p>
          </table:table-cell>
          <table:table-cell table:style-name="ce32" table:formula="of:=SUMIF([.I10:.I10];[.I20];[.AA10:.AA10])" office:value-type="float" office:value="0">
            <text:p>0</text:p>
          </table:table-cell>
          <table:table-cell table:style-name="ce44" table:formula="of:=SUMIF([.I10:.I10];[.I20];[.AB10:.AB10])" office:value-type="float" office:value="0">
            <text:p>0</text:p>
          </table:table-cell>
          <table:table-cell table:style-name="ce32" table:formula="of:=SUMIF([.I10:.I10];[.I20];[.AC10:.AC10])" office:value-type="float" office:value="0">
            <text:p>0</text:p>
          </table:table-cell>
          <table:table-cell table:style-name="ce32" table:formula="of:=SUMIF([.I10:.I10];[.I20];[.AD10:.AD10])" office:value-type="float" office:value="0">
            <text:p>0</text:p>
          </table:table-cell>
          <table:table-cell table:style-name="ce32" table:formula="of:=SUMIF([.I10:.I10];[.I20];[.AE10:.AE10])" office:value-type="float" office:value="0">
            <text:p>0</text:p>
          </table:table-cell>
          <table:table-cell table:style-name="ce32" table:formula="of:=SUMIF([.I10:.I10];[.I20];[.AF10:.AF10])" office:value-type="float" office:value="0">
            <text:p>0</text:p>
          </table:table-cell>
          <table:table-cell table:style-name="ce32" table:formula="of:=SUMIF([.I10:.I10];[.I20];[.AG10:.AG10])" office:value-type="float" office:value="0">
            <text:p>0</text:p>
          </table:table-cell>
          <table:table-cell table:style-name="ce32" table:formula="of:=SUMIF([.I10:.I10];[.I20];[.AH10:.AH10])" office:value-type="float" office:value="0">
            <text:p>0</text:p>
          </table:table-cell>
          <table:table-cell table:style-name="ce32" table:formula="of:=SUMIF([.J10:.J10];[.J20];[.AI10:.AI10])" office:value-type="float" office:value="0">
            <text:p>0</text:p>
          </table:table-cell>
          <table:table-cell table:style-name="ce32" table:formula="of:=SUMIF([.K10:.K10];[.K20];[.AJ10:.AJ10])" office:value-type="float" office:value="0">
            <text:p>0</text:p>
          </table:table-cell>
          <table:table-cell table:style-name="ce32" table:formula="of:=SUMIF([.L10:.L10];[.L20];[.AK10:.AK10])" office:value-type="float" office:value="0">
            <text:p>0</text:p>
          </table:table-cell>
          <table:table-cell table:style-name="ce32" table:formula="of:=SUMIF([.M10:.M10];[.M20];[.AL10:.AL10])" office:value-type="float" office:value="0">
            <text:p>0</text:p>
          </table:table-cell>
          <table:table-cell table:style-name="ce32" table:formula="of:=SUMIF([.N10:.N10];[.N20];[.AM10:.AM10])" office:value-type="float" office:value="0">
            <text:p>0</text:p>
          </table:table-cell>
          <table:table-cell table:number-columns-repeated="985"/>
        </table:table-row>
        <table:table-row table:style-name="ro5" table:number-rows-repeated="2">
          <table:table-cell table:number-columns-repeated="8"/>
          <table:table-cell table:style-name="ce33" table:number-columns-repeated="26"/>
          <table:table-cell table:number-columns-repeated="990"/>
        </table:table-row>
        <table:table-row table:style-name="ro3" table:number-rows-repeated="65498">
          <table:table-cell table:number-columns-repeated="1024"/>
        </table:table-row>
        <table:table-row table:style-name="ro3" table:number-rows-repeated="15">
          <table:table-cell/>
          <table:table-cell table:style-name="Default" table:number-columns-repeated="61"/>
          <table:table-cell table:number-columns-repeated="962"/>
        </table:table-row>
        <table:table-row table:style-name="ro3">
          <table:table-cell/>
          <table:table-cell table:style-name="Default" table:number-columns-repeated="61"/>
          <table:table-cell table:number-columns-repeated="962"/>
        </table:table-row>
      </table:table>
      <table:table table:name="Graficos" table:style-name="ta4" table:print="false">
        <table:shapes>
          <draw:frame draw:z-index="0" draw:style-name="gr2" svg:width="40cm" svg:height="12cm" svg:x="2cm" svg:y="2.883cm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40cm" svg:height="12cm" svg:x="2cm" svg:y="15.503cm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40cm" svg:height="12cm" svg:x="2cm" svg:y="28.113cm">
            <draw:object draw:notify-on-update-of-ranges="Sprint.J18:Sprint.AH18 Sprint.I19:Sprint.I19 Sprint.J19:Sprint.AH19 Sprint.I20:Sprint.I20 Sprint.J20:Sprint.AH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ce8"/>
        <table:table-column table:style-name="co10" table:number-columns-repeated="4" table:default-cell-style-name="ce8"/>
        <table:table-column table:style-name="co3" table:number-columns-repeated="6" table:default-cell-style-name="ce8"/>
        <table:table-column table:style-name="co11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3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45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number-columns-repeated="1010"/>
        </table:table-row>
        <table:table-row table:style-name="ro3">
          <table:table-cell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6"/>
          <table:table-cell table:style-name="ce13" table:formula="of:=[$Configuracion.B9]" office:value-type="float" office:value="11">
            <text:p>11</text:p>
          </table:table-cell>
          <table:table-cell table:style-name="ce19" table:formula="of:=[$Configuracion.C9]" office:value-type="date" office:date-value="2011-03-14">
            <text:p>14/mar</text:p>
          </table:table-cell>
          <table:table-cell table:style-name="ce13" table:formula="of:=[$Configuracion.D9]" office:value-type="float" office:value="4">
            <text:p>4</text:p>
          </table:table-cell>
          <table:table-cell table:number-columns-repeated="1010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2">
          <table:table-cell/>
          <table:table-cell table:style-name="ce46" table:number-columns-repeated="13"/>
          <table:table-cell table:number-columns-repeated="101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46"/>
          <table:table-cell table:number-columns-repeated="1022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/>
          <table:table-cell table:style-name="ce46"/>
          <table:table-cell table:number-columns-repeated="1022"/>
        </table:table-row>
        <table:table-row table:style-name="ro3" table:number-rows-repeated="6547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number:number-style style:name="N139">
      <number:number number:decimal-places="1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5">15/03/2011</text:date>, <text:time>07:17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varo Daniel Castillo Carrera</meta:initial-creator>
    <meta:creation-date>2009-04-30T16:00:01</meta:creation-date>
    <dc:date>2011-03-15T07:17:33</dc:date>
    <meta:generator>OpenOffice.org/3.1$Unix OpenOffice.org_project/310m19$Build-9420</meta:generator>
    <meta:editing-duration>PT28H01M07S</meta:editing-duration>
    <meta:editing-cycles>81</meta:editing-cycles>
    <dc:creator>Mario Batres</dc:creator>
    <meta:document-statistic meta:table-count="4" meta:cell-count="54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connect-bar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chart:class="chart:area" chart:style-name="ch1">
        <chart:title svg:x="17.327cm" svg:y="0.24cm" chart:style-name="ch2">
          <text:p>Gráfico de Tareas</text:p>
        </chart:title>
        <chart:plot-area chart:style-name="ch3" table:cell-range-address="Sprint.J5:Sprint.AH6" chart:data-source-has-labels="row" svg:x="1.399cm" svg:y="1.195cm" svg:width="37.802cm" svg:height="10.527cm">
          <chart:axis chart:dimension="x" chart:name="primary-x" chart:style-name="ch4">
            <chart:title svg:x="20.136cm" svg:y="11.204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801cm" svg:y="8.35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13/mar</text:p>
              </table:table-cell>
              <table:table-cell office:value-type="string">
                <text:p>14/mar</text:p>
              </table:table-cell>
              <table:table-cell office:value-type="string">
                <text:p>15/mar</text:p>
              </table:table-cell>
              <table:table-cell office:value-type="string">
                <text:p>16/mar</text:p>
              </table:table-cell>
              <table:table-cell office:value-type="string">
                <text:p>17/mar</text:p>
              </table:table-cell>
              <table:table-cell office:value-type="string">
                <text:p>18/mar</text:p>
              </table:table-cell>
              <table:table-cell office:value-type="string">
                <text:p>19/mar</text:p>
              </table:table-cell>
              <table:table-cell office:value-type="string">
                <text:p>20/mar</text:p>
              </table:table-cell>
              <table:table-cell office:value-type="string">
                <text:p>21/mar</text:p>
              </table:table-cell>
              <table:table-cell office:value-type="string">
                <text:p>22/mar</text:p>
              </table:table-cell>
              <table:table-cell office:value-type="string">
                <text:p>23/mar</text:p>
              </table:table-cell>
              <table:table-cell office:value-type="string">
                <text:p>24/mar</text:p>
              </table:table-cell>
              <table:table-cell office:value-type="string">
                <text:p>25/mar</text:p>
              </table:table-cell>
              <table:table-cell office:value-type="string">
                <text:p>26/mar</text:p>
              </table:table-cell>
              <table:table-cell office:value-type="string">
                <text:p>27/mar</text:p>
              </table:table-cell>
              <table:table-cell office:value-type="string">
                <text:p>28/mar</text:p>
              </table:table-cell>
              <table:table-cell office:value-type="string">
                <text:p>29/mar</text:p>
              </table:table-cell>
              <table:table-cell office:value-type="string">
                <text:p>30/mar</text:p>
              </table:table-cell>
              <table:table-cell office:value-type="string">
                <text:p>31/mar</text:p>
              </table:table-cell>
              <table:table-cell office:value-type="string">
                <text:p>01/abr</text:p>
              </table:table-cell>
              <table:table-cell office:value-type="string">
                <text:p>02/abr</text:p>
              </table:table-cell>
              <table:table-cell office:value-type="string">
                <text:p>03/abr</text:p>
              </table:table-cell>
              <table:table-cell office:value-type="string">
                <text:p>04/abr</text:p>
              </table:table-cell>
              <table:table-cell office:value-type="string">
                <text:p>05/abr</text:p>
              </table:table-cell>
              <table:table-cell office:value-type="string">
                <text:p>06/abr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8">
                <text:p text:id="Sprint.J6:Sprint.AH6"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chart:class="chart:line" chart:style-name="ch1">
        <chart:title svg:x="17.288cm" svg:y="0.24cm" chart:style-name="ch2">
          <text:p>Gráfico Individual</text:p>
        </chart:title>
        <chart:legend chart:legend-position="bottom" svg:x="17.193cm" svg:y="10.943cm" chart:style-name="ch3"/>
        <chart:plot-area chart:style-name="ch4" table:cell-range-address="Sprint.I18:Sprint.AH20" chart:data-source-has-labels="both" svg:x="1.399cm" svg:y="1.195cm" svg:width="37.002cm" svg:height="9.47cm">
          <chart:axis chart:dimension="x" chart:name="primary-x" chart:style-name="ch5">
            <chart:title svg:x="19.736cm" svg:y="10.147cm" chart:style-name="ch6">
              <text:p>Días</text:p>
            </chart:title>
            <chart:categories table:cell-range-address="Sprint.J18:Sprint.AH18"/>
          </chart:axis>
          <chart:axis chart:dimension="y" chart:name="primary-y" chart:style-name="ch5">
            <chart:title svg:x="0.801cm" svg:y="7.721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19:Sprint.AH19" chart:label-cell-address="Sprint.I19:Sprint.I19" chart:class="chart:line">
            <chart:data-point chart:repeated="25"/>
          </chart:series>
          <chart:series chart:style-name="ch10" chart:values-cell-range-address="Sprint.J20:Sprint.AH20" chart:label-cell-address="Sprint.I20:Sprint.I20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18:Sprint.AH18">13/mar</text:p>
              </table:table-cell>
              <table:table-cell office:value-type="string">
                <text:p>14/mar</text:p>
              </table:table-cell>
              <table:table-cell office:value-type="string">
                <text:p>15/mar</text:p>
              </table:table-cell>
              <table:table-cell office:value-type="string">
                <text:p>16/mar</text:p>
              </table:table-cell>
              <table:table-cell office:value-type="string">
                <text:p>17/mar</text:p>
              </table:table-cell>
              <table:table-cell office:value-type="string">
                <text:p>18/mar</text:p>
              </table:table-cell>
              <table:table-cell office:value-type="string">
                <text:p>19/mar</text:p>
              </table:table-cell>
              <table:table-cell office:value-type="string">
                <text:p>20/mar</text:p>
              </table:table-cell>
              <table:table-cell office:value-type="string">
                <text:p>21/mar</text:p>
              </table:table-cell>
              <table:table-cell office:value-type="string">
                <text:p>22/mar</text:p>
              </table:table-cell>
              <table:table-cell office:value-type="string">
                <text:p>23/mar</text:p>
              </table:table-cell>
              <table:table-cell office:value-type="string">
                <text:p>24/mar</text:p>
              </table:table-cell>
              <table:table-cell office:value-type="string">
                <text:p>25/mar</text:p>
              </table:table-cell>
              <table:table-cell office:value-type="string">
                <text:p>26/mar</text:p>
              </table:table-cell>
              <table:table-cell office:value-type="string">
                <text:p>27/mar</text:p>
              </table:table-cell>
              <table:table-cell office:value-type="string">
                <text:p>28/mar</text:p>
              </table:table-cell>
              <table:table-cell office:value-type="string">
                <text:p>29/mar</text:p>
              </table:table-cell>
              <table:table-cell office:value-type="string">
                <text:p>30/mar</text:p>
              </table:table-cell>
              <table:table-cell office:value-type="string">
                <text:p>31/mar</text:p>
              </table:table-cell>
              <table:table-cell office:value-type="string">
                <text:p>01/abr</text:p>
              </table:table-cell>
              <table:table-cell office:value-type="string">
                <text:p>02/abr</text:p>
              </table:table-cell>
              <table:table-cell office:value-type="string">
                <text:p>03/abr</text:p>
              </table:table-cell>
              <table:table-cell office:value-type="string">
                <text:p>04/abr</text:p>
              </table:table-cell>
              <table:table-cell office:value-type="string">
                <text:p>05/abr</text:p>
              </table:table-cell>
              <table:table-cell office:value-type="string">
                <text:p>06/abr</text:p>
              </table:table-cell>
            </table:table-row>
          </table:table-header-rows>
          <table:table-rows>
            <table:table-row>
              <table:table-cell office:value-type="string">
                <text:p text:id="Sprint.I19:Sprint.I19">Mario Batres</text:p>
              </table:table-cell>
              <table:table-cell office:value-type="float" office:value="11">
                <text:p text:id="Sprint.J19:Sprint.AH19"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20:Sprint.I20"/>
              </table:table-cell>
              <table:table-cell office:value-type="float" office:value="0">
                <text:p text:id="Sprint.J20:Sprint.AH20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connect-bar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chart:class="chart:area" chart:style-name="ch1">
        <chart:title svg:x="16.997cm" svg:y="0.24cm" chart:style-name="ch2">
          <text:p>Gráfico de Esfuerzo</text:p>
        </chart:title>
        <chart:plot-area chart:style-name="ch3" table:cell-range-address="Sprint.J5:Sprint.AH5 Sprint.J7:Sprint.AH7" chart:data-source-has-labels="row" svg:x="1.399cm" svg:y="1.195cm" svg:width="37.802cm" svg:height="10.527cm">
          <chart:axis chart:dimension="x" chart:name="primary-x" chart:style-name="ch4">
            <chart:title svg:x="20.136cm" svg:y="11.204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801cm" svg:y="8.249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13/mar</text:p>
              </table:table-cell>
              <table:table-cell office:value-type="string">
                <text:p>14/mar</text:p>
              </table:table-cell>
              <table:table-cell office:value-type="string">
                <text:p>15/mar</text:p>
              </table:table-cell>
              <table:table-cell office:value-type="string">
                <text:p>16/mar</text:p>
              </table:table-cell>
              <table:table-cell office:value-type="string">
                <text:p>17/mar</text:p>
              </table:table-cell>
              <table:table-cell office:value-type="string">
                <text:p>18/mar</text:p>
              </table:table-cell>
              <table:table-cell office:value-type="string">
                <text:p>19/mar</text:p>
              </table:table-cell>
              <table:table-cell office:value-type="string">
                <text:p>20/mar</text:p>
              </table:table-cell>
              <table:table-cell office:value-type="string">
                <text:p>21/mar</text:p>
              </table:table-cell>
              <table:table-cell office:value-type="string">
                <text:p>22/mar</text:p>
              </table:table-cell>
              <table:table-cell office:value-type="string">
                <text:p>23/mar</text:p>
              </table:table-cell>
              <table:table-cell office:value-type="string">
                <text:p>24/mar</text:p>
              </table:table-cell>
              <table:table-cell office:value-type="string">
                <text:p>25/mar</text:p>
              </table:table-cell>
              <table:table-cell office:value-type="string">
                <text:p>26/mar</text:p>
              </table:table-cell>
              <table:table-cell office:value-type="string">
                <text:p>27/mar</text:p>
              </table:table-cell>
              <table:table-cell office:value-type="string">
                <text:p>28/mar</text:p>
              </table:table-cell>
              <table:table-cell office:value-type="string">
                <text:p>29/mar</text:p>
              </table:table-cell>
              <table:table-cell office:value-type="string">
                <text:p>30/mar</text:p>
              </table:table-cell>
              <table:table-cell office:value-type="string">
                <text:p>31/mar</text:p>
              </table:table-cell>
              <table:table-cell office:value-type="string">
                <text:p>01/abr</text:p>
              </table:table-cell>
              <table:table-cell office:value-type="string">
                <text:p>02/abr</text:p>
              </table:table-cell>
              <table:table-cell office:value-type="string">
                <text:p>03/abr</text:p>
              </table:table-cell>
              <table:table-cell office:value-type="string">
                <text:p>04/abr</text:p>
              </table:table-cell>
              <table:table-cell office:value-type="string">
                <text:p>05/abr</text:p>
              </table:table-cell>
              <table:table-cell office:value-type="string">
                <text:p>06/abr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11.5">
                <text:p text:id="Sprint.J7:Sprint.AH7">11.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